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2*"/>
    </style:style>
    <style:style style:name="Tableau1.B" style:family="table-column">
      <style:table-column-properties style:column-width="1.7cm" style:rel-column-width="6554*"/>
    </style:style>
    <style:style style:name="Tableau1.C" style:family="table-column">
      <style:table-column-properties style:column-width="1.7cm" style:rel-column-width="655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2171c" officeooo:paragraph-rsid="0012171c"/>
    </style:style>
    <style:style style:name="P2" style:family="paragraph" style:parent-style-name="Standard">
      <style:text-properties officeooo:rsid="0013598f" officeooo:paragraph-rsid="0013598f"/>
    </style:style>
    <style:style style:name="P3" style:family="paragraph" style:parent-style-name="Standard">
      <style:text-properties officeooo:rsid="00189237" officeooo:paragraph-rsid="00189237"/>
    </style:style>
    <style:style style:name="P4" style:family="paragraph" style:parent-style-name="Standard">
      <style:text-properties officeooo:rsid="001a78cd" officeooo:paragraph-rsid="001a78cd"/>
    </style:style>
    <style:style style:name="P5" style:family="paragraph" style:parent-style-name="Standard">
      <style:text-properties officeooo:rsid="001b86ac" officeooo:paragraph-rsid="001b86ac"/>
    </style:style>
    <style:style style:name="P6" style:family="paragraph" style:parent-style-name="Standard">
      <style:text-properties officeooo:rsid="001b94ca" officeooo:paragraph-rsid="001b94ca"/>
    </style:style>
    <style:style style:name="P7" style:family="paragraph" style:parent-style-name="Standard">
      <style:text-properties officeooo:rsid="001b94ca" officeooo:paragraph-rsid="001eb905"/>
    </style:style>
    <style:style style:name="P8" style:family="paragraph" style:parent-style-name="Standard">
      <style:text-properties officeooo:rsid="001eb905" officeooo:paragraph-rsid="001eb905"/>
    </style:style>
    <style:style style:name="P9" style:family="paragraph" style:parent-style-name="Standard">
      <style:text-properties officeooo:rsid="0020e248" officeooo:paragraph-rsid="0020e248"/>
    </style:style>
    <style:style style:name="P10" style:family="paragraph" style:parent-style-name="Standard">
      <style:text-properties officeooo:rsid="0021a867" officeooo:paragraph-rsid="0021a867"/>
    </style:style>
    <style:style style:name="P11" style:family="paragraph" style:parent-style-name="Standard">
      <style:text-properties officeooo:rsid="0022a3ed" officeooo:paragraph-rsid="0022a3ed"/>
    </style:style>
    <style:style style:name="P12" style:family="paragraph" style:parent-style-name="Standard">
      <style:text-properties officeooo:rsid="002318bd" officeooo:paragraph-rsid="002318bd"/>
    </style:style>
    <style:style style:name="P13" style:family="paragraph" style:parent-style-name="Standard">
      <style:text-properties officeooo:rsid="0024a2d8" officeooo:paragraph-rsid="0024a2d8"/>
    </style:style>
    <style:style style:name="P14" style:family="paragraph" style:parent-style-name="Standard">
      <style:text-properties officeooo:rsid="002720c6" officeooo:paragraph-rsid="002720c6"/>
    </style:style>
    <style:style style:name="P15" style:family="paragraph" style:parent-style-name="Standard">
      <style:text-properties officeooo:rsid="0027afd4" officeooo:paragraph-rsid="0027afd4"/>
    </style:style>
    <style:style style:name="P16" style:family="paragraph" style:parent-style-name="Standard">
      <style:text-properties officeooo:rsid="0028276d" officeooo:paragraph-rsid="0028276d"/>
    </style:style>
    <style:style style:name="P17" style:family="paragraph" style:parent-style-name="Standard">
      <style:text-properties officeooo:rsid="0029278e" officeooo:paragraph-rsid="0029278e"/>
    </style:style>
    <style:style style:name="P18" style:family="paragraph" style:parent-style-name="Standard">
      <style:text-properties officeooo:rsid="00297887" officeooo:paragraph-rsid="00297887"/>
    </style:style>
    <style:style style:name="P19" style:family="paragraph" style:parent-style-name="Standard">
      <style:text-properties officeooo:rsid="002abef1" officeooo:paragraph-rsid="002abef1"/>
    </style:style>
    <style:style style:name="P20" style:family="paragraph" style:parent-style-name="Standard">
      <style:text-properties officeooo:rsid="002bd7a0" officeooo:paragraph-rsid="002bd7a0"/>
    </style:style>
    <style:style style:name="P21" style:family="paragraph" style:parent-style-name="Standard">
      <style:text-properties officeooo:rsid="002c8ea9" officeooo:paragraph-rsid="002c8ea9"/>
    </style:style>
    <style:style style:name="P22" style:family="paragraph" style:parent-style-name="Standard">
      <style:text-properties officeooo:rsid="002df076" officeooo:paragraph-rsid="002df076"/>
    </style:style>
    <style:style style:name="P23" style:family="paragraph" style:parent-style-name="Standard">
      <style:text-properties officeooo:rsid="002e2058" officeooo:paragraph-rsid="002e2058"/>
    </style:style>
    <style:style style:name="P24" style:family="paragraph" style:parent-style-name="Table_20_Contents">
      <style:text-properties officeooo:rsid="0012171c" officeooo:paragraph-rsid="0012171c"/>
    </style:style>
    <style:style style:name="T1" style:family="text">
      <style:text-properties officeooo:rsid="0012171c"/>
    </style:style>
    <style:style style:name="T2" style:family="text">
      <style:text-properties officeooo:rsid="00151d1f"/>
    </style:style>
    <style:style style:name="T3" style:family="text">
      <style:text-properties officeooo:rsid="00167b8f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7cf7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5aad3"/>
    </style:style>
    <style:style style:name="T8" style:family="text">
      <style:text-properties officeooo:rsid="001d90b4"/>
    </style:style>
    <style:style style:name="T9" style:family="text">
      <style:text-properties officeooo:rsid="001f7cf7"/>
    </style:style>
    <style:style style:name="T10" style:family="text">
      <style:text-properties officeooo:rsid="0021a867"/>
    </style:style>
    <style:style style:name="T11" style:family="text">
      <style:text-properties officeooo:rsid="002318bd"/>
    </style:style>
    <style:style style:name="T12" style:family="text">
      <style:text-properties officeooo:rsid="00286bb4"/>
    </style:style>
    <style:style style:name="T13" style:family="text">
      <style:text-properties officeooo:rsid="002a3b76"/>
    </style:style>
    <style:style style:name="T14" style:family="text">
      <style:text-properties officeooo:rsid="002deece"/>
    </style:style>
    <style:style style:name="T15" style:family="text">
      <style:text-properties officeooo:rsid="002e2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seil pédagogique</text:p>
      <text:p text:style-name="P1"/>
      <text:h text:style-name="Heading_20_2" text:outline-level="2">DHG </text:h>
      <text:p text:style-name="P1">voir tableaux</text:p>
      <text:p text:style-name="P1"/>
      <text:h text:style-name="Heading_20_1" text:outline-level="1">CSE2 – <text:span text:style-name="T3">présentation de l’outil de calcul risque résiduel</text:span></text:h>
      <text:p text:style-name="P1"/>
      <text:p text:style-name="P1">calcul du risque résiduel = fréquence x <text:span text:style-name="T2">cotation(</text:span>moyen mis en place<text:span text:style-name="T2">)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A"/>
        <table:table-row>
          <table:table-cell table:style-name="Tableau1.A1" office:value-type="string">
            <text:p text:style-name="P24">Endroit = UT</text:p>
          </table:table-cell>
          <table:table-cell table:style-name="Tableau1.A1" office:value-type="string">
            <text:p text:style-name="P24">activité</text:p>
          </table:table-cell>
          <table:table-cell table:style-name="Tableau1.A1" office:value-type="string">
            <text:p text:style-name="P24">Risque : détaille du risque</text:p>
          </table:table-cell>
          <table:table-cell table:style-name="Tableau1.A1" office:value-type="string">
            <text:p text:style-name="P24">Fréquence</text:p>
          </table:table-cell>
          <table:table-cell table:style-name="Tableau1.A1" office:value-type="string">
            <text:p text:style-name="P24">gravité</text:p>
          </table:table-cell>
          <table:table-cell table:style-name="Tableau1.A1" office:value-type="string">
            <text:p text:style-name="P24">Risques brut</text:p>
          </table:table-cell>
          <table:table-cell table:style-name="Tableau1.A1" office:value-type="string">
            <text:p text:style-name="P24">Moyens de prévention en place </text:p>
          </table:table-cell>
          <table:table-cell table:style-name="Tableau1.A1" office:value-type="string">
            <text:p text:style-name="P24">Pondération obtenue par les moyens de prévention mis en place</text:p>
          </table:table-cell>
          <table:table-cell table:style-name="Tableau1.A1" office:value-type="string">
            <text:p text:style-name="P24">Risques résiduels (formule)</text:p>
          </table:table-cell>
          <table:table-cell table:style-name="Tableau1.J1" office:value-type="string">
            <text:p text:style-name="P24">Action (à ne pas compléter)</text:p>
          </table:table-cell>
        </table:table-row>
      </table:table>
      <text:p text:style-name="P2"/>
      <text:p text:style-name="P3">On y compèterait e<text:span text:style-name="T1">n fin d’année (ou dès mtn si souhaité).</text:span></text:p>
      <text:p text:style-name="P3"/>
      <text:h text:style-name="Heading_20_1" text:outline-level="1">Semaine de révision des 3<text:span text:style-name="T4">e</text:span></text:h>
      <text:p text:style-name="P4"/>
      <text:p text:style-name="P5">Dates : du jeudi 19/06 au mercredi 25/06</text:p>
      <text:p text:style-name="P5"/>
      <text:p text:style-name="P6">modalités :</text:p>
      <text:p text:style-name="P6">3<text:span text:style-name="T4">e </text:span>: renforcement heures disciplines dnb épreuves écrites : français 6h ; maths 6h ; HG 6h ; Sciences 2x2h <text:span text:style-name="T8">(les heures sont indicatives)</text:span></text:p>
      <text:p text:style-name="P8"><text:span text:style-name="T11">Attention, ça </text:span>implique une modification des emplois du temps annuels (par exemple, si un.e collègue a son jeudi de libre, avec ce nouvel emplois du temps, il ne l’aurait pas). <text:span text:style-name="T11">Et aussi e</text:span><text:span text:style-name="T9">st-ce que les collègues qui n’ont pas de 3</text:span><text:span text:style-name="T5">e</text:span><text:span text:style-name="T9"> acceptent d’en prendre ? </text:span></text:p>
      <text:p text:style-name="P10">Est-ce qu’on part sur 6h ou 4h ?</text:p>
      <text:p text:style-name="P9"><text:span text:style-name="T10">Etude des modalités : </text:span>Blocs de 2h ? Co-animation avec un collègue ?</text:p>
      <text:p text:style-name="P12">Dernier délai pour répondre à ces questions : 19/06</text:p>
      <text:p text:style-name="P9"/>
      <text:p text:style-name="P11">Pour les autres niveaux, si on choisit de faire prépa 3<text:span text:style-name="T4">e</text:span>, on peut aussi faire une proposition de projet mais attention seulement pour un seul niveau.</text:p>
      <text:p text:style-name="P7"/>
      <text:p text:style-name="P6">autres niveaux :</text:p>
      <text:p text:style-name="P6">projet de classe ? Projet interclasse ? Projets interdegra ? Tournoi sportif ? Sorties ? Activité artistique et culturelle…</text:p>
      <text:p text:style-name="P6"/>
      <text:h text:style-name="Heading_20_1" text:outline-level="1"><text:soft-page-break/>Orientation <text:span text:style-name="T13">des 3emes </text:span>sur AFFELNET-LYCEE</text:h>
      <text:p text:style-name="P13"/>
      <text:p text:style-name="P13">Lundi 5 mai ouverture d’affelnet</text:p>
      <text:p text:style-name="P13"/>
      <text:p text:style-name="P13">mi-mai fin de tous les dossiers spécifiques d’orientation : situation de handicap</text:p>
      <text:p text:style-name="P13"/>
      <text:p text:style-name="P13">26 mai : fermeture de SLA fin de la saisie des vœux</text:p>
      <text:p text:style-name="P13"/>
      <text:p text:style-name="P13">27 mai fin de la saisi des éaluations, des positionnements et des appréciations de tous les bilans périodiques de 3<text:span text:style-name="T4">e </text:span><text:span text:style-name="T6">!! </text:span><text:span text:style-name="T7">Attention il faut avoir saisi les appréciations avant ce 27 mai.</text:span></text:p>
      <text:p text:style-name="P13"><text:span text:style-name="T7"/></text:p>
      <text:p text:style-name="P14"><text:span text:style-name="T7">M</text:span><text:span text:style-name="T6">ercredi 20 après-midi : aide pour les familles, puis une autre aide le jeudi soir et vendredi soir</text:span></text:p>
      <text:p text:style-name="P14"/>
      <text:p text:style-name="P15">Les 2 et 3 juins, les pp de 3<text:span text:style-name="T4">e</text:span> rencontrent CPE et direction par classe pour vérier orientation + lecture rapide du bilan de cycle que le PP aura réalisé en amont. <text:span text:style-name="T12">A ces mêmes dates, il y aura les conseils de classe.</text:span></text:p>
      <text:p text:style-name="P16">Les 4, 5 et 6 juin rencontre des familles si désaccord avec PP et direction.</text:p>
      <text:p text:style-name="P13"/>
      <text:p text:style-name="P17">Conseil de 3<text:span text:style-name="T4">e </text:span>: premiere partie, orientation ; deuxième partie conseil de classe classique</text:p>
      <text:p text:style-name="P17"/>
      <text:p text:style-name="P18">03 au 16 juin finalisation des vœux sur AFFELNET</text:p>
      <text:p text:style-name="P18"/>
      <text:p text:style-name="P18">16 juin première fermeture de AFFELNET</text:p>
      <text:p text:style-name="P18">17 juin résultats provisoires + situations problématiques s’il y a</text:p>
      <text:p text:style-name="P18">17-19 juin réouverture pour ajustement vœux d’orientation en voie professionnelle</text:p>
      <text:p text:style-name="P18">23 juin : fermeture définitive</text:p>
      <text:p text:style-name="P18"/>
      <text:p text:style-name="P18">27juin : diffusion des résultats et distribution des notifications d’affectation à l’issue de l’épreuve de sciences</text:p>
      <text:p text:style-name="P18"/>
      <text:p text:style-name="P18">! pas de départ en vacances pour les élèves avant le 10 juillet</text:p>
      <text:p text:style-name="P18"/>
      <text:h text:style-name="Heading_20_1" text:outline-level="1">Conseil de cycle 3 et conseil de classe</text:h>
      <text:p text:style-name="P19"/>
      <text:p text:style-name="P20">Identifiaction des élèves remise bulletin PP, Devoirs faits à la rentrée, entretien à la rentrée ?</text:p>
      <text:p text:style-name="P20"/>
      <text:p text:style-name="P21">Prix caramaderie, excellence, perséverance et engagement. <text:span text:style-name="T14">Le PP sélectoinne.</text:span></text:p>
      <text:p text:style-name="P21"/>
      <text:p text:style-name="P23">Et peut-être le 19 juin pour la remise de prix.</text:p>
      <text:p text:style-name="P22"><text:span text:style-name="T15">Fête de fin d’année </text:span>: <text:span text:style-name="T15">24 ju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5:21:06.259000000</meta:creation-date>
    <dc:date>2025-05-05T16:18:24.968000000</dc:date>
    <meta:editing-duration>PT57M5S</meta:editing-duration>
    <meta:editing-cycles>32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48" meta:word-count="508" meta:character-count="2941" meta:non-whitespace-character-count="2477"/>
  </office:meta>
</office:document-meta>
</file>